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dd9a" officeooo:paragraph-rsid="0010dd9a"/>
    </style:style>
    <style:style style:name="P2" style:family="paragraph" style:parent-style-name="Standard">
      <style:text-properties officeooo:rsid="00130503" officeooo:paragraph-rsid="00130503"/>
    </style:style>
    <style:style style:name="P3" style:family="paragraph" style:parent-style-name="Standard">
      <style:text-properties officeooo:rsid="0014d424" officeooo:paragraph-rsid="0014d424"/>
    </style:style>
    <style:style style:name="P4" style:family="paragraph" style:parent-style-name="Standard">
      <style:text-properties officeooo:rsid="0017ca72" officeooo:paragraph-rsid="0017ca72"/>
    </style:style>
    <style:style style:name="P5" style:family="paragraph" style:parent-style-name="Standard">
      <style:text-properties officeooo:rsid="0017ca72" officeooo:paragraph-rsid="001b06d6"/>
    </style:style>
    <style:style style:name="P6" style:family="paragraph" style:parent-style-name="Standard">
      <style:text-properties officeooo:rsid="001b06d6" officeooo:paragraph-rsid="001b06d6"/>
    </style:style>
    <style:style style:name="P7" style:family="paragraph" style:parent-style-name="Standard">
      <style:text-properties officeooo:rsid="001f87bb" officeooo:paragraph-rsid="001f87bb"/>
    </style:style>
    <style:style style:name="P8" style:family="paragraph" style:parent-style-name="Standard">
      <style:text-properties officeooo:rsid="001f87bb" officeooo:paragraph-rsid="001f9b88"/>
    </style:style>
    <style:style style:name="P9" style:family="paragraph" style:parent-style-name="Standard">
      <style:text-properties officeooo:rsid="001f9b88" officeooo:paragraph-rsid="001f9b88"/>
    </style:style>
    <style:style style:name="P10" style:family="paragraph" style:parent-style-name="Standard">
      <style:text-properties officeooo:rsid="00206d7f" officeooo:paragraph-rsid="00206d7f"/>
    </style:style>
    <style:style style:name="P11" style:family="paragraph" style:parent-style-name="Standard">
      <style:text-properties officeooo:rsid="002619b4" officeooo:paragraph-rsid="002619b4"/>
    </style:style>
    <style:style style:name="T1" style:family="text">
      <style:text-properties officeooo:rsid="0011f876"/>
    </style:style>
    <style:style style:name="T2" style:family="text">
      <style:text-properties officeooo:rsid="0015ed41"/>
    </style:style>
    <style:style style:name="T3" style:family="text">
      <style:text-properties officeooo:rsid="0019ad96"/>
    </style:style>
    <style:style style:name="T4" style:family="text">
      <style:text-properties officeooo:rsid="001cdef6"/>
    </style:style>
    <style:style style:name="T5" style:family="text">
      <style:text-properties fo:font-weight="bold" officeooo:rsid="001cdef6" style:font-weight-asian="bold" style:font-weight-complex="bold"/>
    </style:style>
    <style:style style:name="T6" style:family="text">
      <style:text-properties officeooo:rsid="001f9b88"/>
    </style:style>
    <style:style style:name="T7" style:family="text">
      <style:text-properties officeooo:rsid="00206d7f"/>
    </style:style>
    <style:style style:name="T8" style:family="text">
      <style:text-properties officeooo:rsid="0026b1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physics of cell chains</text:p>
      <text:p text:style-name="P1"/>
      <text:p text:style-name="P1">During the switch from NetLogo 2D to 3D, attention was focused on making cells interact with one another and their environment in a physically <text:span text:style-name="T1">accurate way. While NetLogo can and has been used for particle physics models, it lacks built-in support for implementing a physics engine. As a result, it was quickly determined that any sort of complex physics model would be beyond the scope of the project.</text:span></text:p>
      <text:p text:style-name="P1"/>
      <text:p text:style-name="P2">However, some experimentation was made with NetLogo’s “Layout Spring” function. With this command, each “turtle” in the selected agentset moves in such a way as to maximise their distance from every other turtle in the agentset. However, they also experience a spring-based attraction to other turtles to which they are “linked” (a NetLogo function), proportional to their distance of separation in accordance with Hooke’s law.</text:p>
      <text:p text:style-name="P2"/>
      <text:p text:style-name="P3">Multiple models were made to test this function. The first of these was a <text:span text:style-name="T2">simple </text:span>model in which a string of <text:span text:style-name="T2">connected </text:span>cells <text:span text:style-name="T2">are subjected to NetLogo’s spring physics. In this model, a new cell is created at the end of the existing chain each tick (though the creation of new cells can be switched off at any time). The entire set of cells is moved a number of times every tick according to the spring layout function.</text:span></text:p>
      <text:p text:style-name="P3"/>
      <text:p text:style-name="P4">Figure 1 (layoutSpringTest – screenshots)</text:p>
      <text:p text:style-name="P4"/>
      <text:p text:style-name="P5">As can be seen in Figure 1, <text:span text:style-name="T3">the result is that the string of cells extends to form a straight line where possible, curving once the string approaches the edges of the simulation area. This is broadly as expected – a straight line configuration puts as much distance as possible between each element of the chain and every other element, whilst maintaining cohesion between the line of linked cells.</text:span></text:p>
      <text:p text:style-name="P5"/>
      <text:p text:style-name="P5"><text:span text:style-name="T3">The constant recalculation of each element’s position, however, is computationally intensive – with ten cycles of the spring function per tick, the simulation is orders of magnitude slower than the previous models shown. In light of this, further models were developed using this routine to test whether its use on a large scale could be feasible.</text:span></text:p>
      <text:p text:style-name="P5"/>
      <text:p text:style-name="P6">The second model developed was <text:span text:style-name="T4">created on similar lines, but with an important difference. Rather than have each agent represent a cell, cells are instead represented by strings of between three and five agents, hereafter termed “sections”. Chains constantly grow, and splinter down the middle once they exceed a length of five sections, mimicking cell division as typically seen in rod-shaped bacteria </text:span><text:span text:style-name="T5">(BACILLUS REF?)</text:span></text:p>
      <text:p text:style-name="P7"/>
      <text:p text:style-name="P8">This model required some more dynamic handling of turtle variables. <text:span text:style-name="T6">Cell section</text:span>s in this model possess two variables, “location” and “ID”. Both variables are dynamically updated across entire chains using a recursive loop. “Location” records how many links a <text:span text:style-name="T6">section</text:span> is from the end of the chain, with the <text:span text:style-name="T6">variable updating every time the chain grows. Links break when both of the sections they connect have a Location of 2 or greater, so a chain of 6 sections or more will immediately shear in the centre. Shearing also causes the locations of the daughter cells to update again.</text:span></text:p>
      <text:p text:style-name="P8"/>
      <text:p text:style-name="P8"><text:span text:style-name="T6">“ID” records which cell a section is part of at any one time. This value is common to all sections of a cell, and each cell has a unique ID value. Upon shearing, one of the two daughter cells updates its ID to the lowest unclaimed value and propagates this value across all of its sections. While this variable plays no part in the existing model, the ability to call all of the sections in a specific cell would have been useful for targeting functions if the model were developed further to incorporate cell-cell or cell-environment interactions.</text:span></text:p>
      <text:p text:style-name="P8"/>
      <text:p text:style-name="P10"><text:soft-page-break/>Agents in this model have a more refined mode of interaction. Cell sections interact only with the other sections of their own cell, and with other sections that are within a distance of 1 – roughly the size of the sections themselves, so that cells repel one another until they are no longer physically intersecting, but no further. The limitation of interactions to a certain distance does substantially improve the speed of the simulation over earlier iterations that unintentionally caused all sections to interact with all other sections regardless of distance, an issue that also caused cells to constantly drift away from one another until they simply lined the edges of the simulation space.</text:p>
      <text:p text:style-name="P7"/>
      <text:p text:style-name="P7">Figure 2 (growthShearingInteractions – screenshots<text:span text:style-name="T6">)</text:span></text:p>
      <text:p text:style-name="P7"/>
      <text:p text:style-name="P9">As Figure 2 shows, <text:span text:style-name="T7">this model results in a close jumble of cells, as there are no forces to apply motion to the cells beyond the requirement that they take as straight a shape as possible and avoid intersecting one another. This does not correspond well to real-life biofilm growth, but this most likely can be attributed to the lack of any gravity. This could be addressed by implementing a downwards movement to the cells and a solid surface at the bottom, allowing cells to gather on the surface and accumulate into a more usual configuration.</text:span></text:p>
      <text:p text:style-name="P9"/>
      <text:p text:style-name="P11">Further work could expand upon this, but the decision was made not to continue with this angle due to worsening performance issues. NetLogo proved unable to handle a computationally useful number of cells without experiencing severe slowdown. <text:span text:style-name="T8">Further exploration of this idea would most likely require offloading the physics-based computation to a faster language, such as Java or C, and would have taken too much time to develop to fall within the scope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1:34:52.186000000</meta:creation-date>
    <dc:date>2018-07-05T20:57:34.808000000</dc:date>
    <meta:editing-duration>PT34M55S</meta:editing-duration>
    <meta:editing-cycles>5</meta:editing-cycles>
    <meta:generator>LibreOffice/5.2.0.4$Windows_x86 LibreOffice_project/066b007f5ebcc236395c7d282ba488bca6720265</meta:generator>
    <meta:document-statistic meta:table-count="0" meta:image-count="0" meta:object-count="0" meta:page-count="2" meta:paragraph-count="14" meta:word-count="891" meta:character-count="5370" meta:non-whitespace-character-count="4488"/>
  </office:meta>
</office:document-meta>
</file>